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MPUT 410</text:p>
      <text:p text:style-name="Standard">Assignment 4</text:p>
      <text:p text:style-name="Standard">Mark Tupala</text:p>
      <text:p text:style-name="Standard">188594</text:p>
      <text:p text:style-name="Standard"/>
      <text:p text:style-name="P1">Implementation</text:p>
      <text:p text:style-name="Standard"/>
      <text:p text:style-name="Standard">If a user directs their browser to the URL of the submitted HTML document 'asn4.html', they will see a page that contains a form that allows them to submit the URL of an XML document. When the user submits, a JavaScript function is called that encodes the string supplied by the user, and this value is passed to the server in the GET request to the CGI file located at '/cgi-bin/results.php'. </text:p>
      <text:p text:style-name="Standard"/>
      <text:p text:style-name="Standard">This PHP program retrieves the URL of the XML document through the QUERY_STRING environment variable, and tries to open the file. If fopen() returns false, the process reports that the URL is invalid and terminates. Otherwise, an expat parser is created and xml_parse() is called with it to parse the file.</text:p>
      <text:p text:style-name="Standard"/>
      <text:p text:style-name="Standard">While parsing, the program converts the &lt;title&gt; element into an &lt;h1&gt; element, and converts each &lt;product&gt; element into a row of a &lt;table&gt;, with each of the specific sub-elements such as &lt;name&gt; and &lt;specs&gt; being put into their own columns, and the &lt;image&gt; element being converted into an &lt;img&gt; element. It also keeps a running total of the value of the inventory, by multiplying the &lt;price&gt; and &lt;quantity&gt; for each product and adding it to the sum. Elements that are missing data simply create empty cells in the table, and for price and quantity elements this doesn't affect the running total.</text:p>
      <text:p text:style-name="Standard"/>
      <text:p text:style-name="Standard">If xml_parse() returns false at any point, or if an element is found that is not one of the nine that are expected, this indicates the XML is invalid, and the process displays an error message and terminates. Otherwise, the HTML string containing the title, table of products, and a message giving the total value of the current products is returned.</text:p>
      <text:p text:style-name="Standard"/>
      <text:p text:style-name="P1">Issues</text:p>
      <text:p text:style-name="Standard"/>
      <text:p text:style-name="Standard">To develop and test my program at home, I installed XAMPP, which was very easy to setup. However, for reasons not fully clear to me, this caused the $_GET variable to be empty. After a long time investigating this issue with little progress, I finally decided to just use the parse_str() function on the $_SERVER['QUERY_STRING'] value. </text:p>
      <text:p text:style-name="Standard"/>
      <text:p text:style-name="Standard">Another minor issue that came up, is that originally I was calling echo() whenever I wanted to output more HTML, but once I started trying to handle invalid files, I had to convert this to concatenating the data to an $output variable, so that no HTML would be returned if an error occurred. The echo() function is now only called once at the end, when the $output variable is known to have the correct HTML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08:20:20</meta:creation-date>
    <meta:generator>LibreOffice/3.5$Linux_X86_64 LibreOffice_project/350m1$Build-2</meta:generator>
    <dc:date>2013-03-23T09:30:51</dc:date>
    <meta:editing-duration>PT11M16S</meta:editing-duration>
    <meta:editing-cycles>5</meta:editing-cycles>
    <meta:document-statistic meta:table-count="0" meta:image-count="0" meta:object-count="0" meta:page-count="1" meta:paragraph-count="12" meta:word-count="425" meta:character-count="2455" meta:non-whitespace-character-count="2039"/>
  </office:meta>
</office:document-meta>
</file>